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  <table:table-cell/>
          <table:table-cell table:formula="of:=AVERAGE([.K2:.K100])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8]-[.I8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  <table:table-cell table:formula="of:=SUM([.F9:.F10]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5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5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" calcext:value-type="float">
            <text:p>-8.25</text:p>
          </table:table-cell>
          <table:table-cell table:formula="of:=SUM([.F12:.F14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  <table:table-cell table:formula="of:=SUM([.F15:.F16])"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H17]-[.I17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35" calcext:value-type="float">
            <text:p>35</text:p>
          </table:table-cell>
          <table:table-cell table:formula="of:=[.H18]-[.I18]" office:value-type="float" office:value="-12.25" calcext:value-type="float">
            <text:p>-12.25</text:p>
          </table:table-cell>
          <table:table-cell table:formula="of:=SUM([.F17:.F1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35" calcext:value-type="float">
            <text:p>35</text:p>
          </table:table-cell>
          <table:table-cell table:formula="of:=[.H19]-[.I19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35" calcext:value-type="float">
            <text:p>35</text:p>
          </table:table-cell>
          <table:table-cell table:formula="of:=[.H20]-[.I20]" office:value-type="float" office:value="-8.75" calcext:value-type="float">
            <text:p>-8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1]-[.I21]" office:value-type="float" office:value="-7.25" calcext:value-type="float">
            <text:p>-7.25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2]-[.I22]"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40" calcext:value-type="float">
            <text:p>40</text:p>
          </table:table-cell>
          <table:table-cell table:formula="of:=[.H23]-[.I23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H24]-[.I24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H25]-[.I25]" office:value-type="float" office:value="-7" calcext:value-type="float">
            <text:p>-7</text:p>
          </table:table-cell>
          <table:table-cell table:formula="of:=SUM([.F23:.F25])" office:value-type="float" office:value="5.25" calcext:value-type="float">
            <text:p>5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1:00:02.3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9T22:31:28.099000000</dc:date>
    <meta:editing-duration>P7DT42M53S</meta:editing-duration>
    <meta:editing-cycles>89</meta:editing-cycles>
    <meta:generator>LibreOffice/24.8.3.1$Windows_X86_64 LibreOffice_project/65412f067af443213e726c93f137ccc85c9a1e06</meta:generator>
    <meta:document-statistic meta:table-count="1" meta:cell-count="191" meta:object-count="0"/>
  </office:meta>
</office:document-meta>
</file>